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3.424cm"/>
    </style:style>
    <style:style style:name="Tabla1.B" style:family="table-column">
      <style:table-column-properties style:column-width="6.763cm"/>
    </style:style>
    <style:style style:name="Tabla1.C" style:family="table-column">
      <style:table-column-properties style:column-width="6.814cm"/>
    </style:style>
    <style:style style:name="Tabla1.A1" style:family="table-cell">
      <style:table-cell-properties style:vertical-align="middle" fo:background-color="#f2f3f5" fo:padding="0.049cm" fo:border="none">
        <style:background-image/>
      </style:table-cell-properties>
    </style:style>
    <style:style style:name="Tabla1.A2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>
      <style:paragraph-properties style:writing-mode="lr-tb"/>
    </style:style>
    <style:style style:name="P12" style:family="paragraph" style:parent-style-name="Text_20_body" style:list-style-name="L1">
      <style:paragraph-properties fo:margin-top="0cm" fo:margin-bottom="0cm"/>
    </style:style>
    <style:style style:name="P13" style:family="paragraph" style:parent-style-name="Text_20_body" style:list-style-name="L2">
      <style:paragraph-properties fo:margin-top="0cm" fo:margin-bottom="0cm"/>
    </style:style>
    <style:style style:name="P14" style:family="paragraph" style:parent-style-name="Text_20_body" style:list-style-name="L3">
      <style:paragraph-properties fo:margin-top="0cm" fo:margin-bottom="0cm"/>
    </style:style>
    <style:style style:name="P15" style:family="paragraph" style:parent-style-name="Text_20_body" style:list-style-name="L4">
      <style:paragraph-properties fo:margin-top="0cm" fo:margin-bottom="0cm"/>
    </style:style>
    <style:style style:name="P16" style:family="paragraph" style:parent-style-name="Text_20_body" style:list-style-name="L5">
      <style:paragraph-properties fo:margin-top="0cm" fo:margin-bottom="0cm"/>
    </style:style>
    <style:style style:name="P17" style:family="paragraph" style:parent-style-name="Text_20_body" style:list-style-name="L6">
      <style:paragraph-properties fo:margin-top="0cm" fo:margin-bottom="0cm"/>
    </style:style>
    <style:style style:name="P18" style:family="paragraph" style:parent-style-name="Text_20_body" style:list-style-name="L7">
      <style:paragraph-properties fo:margin-top="0cm" fo:margin-bottom="0cm"/>
    </style:style>
    <style:style style:name="P19" style:family="paragraph" style:parent-style-name="Text_20_body" style:list-style-name="L8">
      <style:paragraph-properties fo:margin-top="0cm" fo:margin-bottom="0cm"/>
    </style:style>
    <style:style style:name="P20" style:family="paragraph" style:parent-style-name="Text_20_body" style:list-style-name="L9">
      <style:paragraph-properties fo:margin-top="0cm" fo:margin-bottom="0cm"/>
    </style:style>
    <style:style style:name="P21" style:family="paragraph" style:parent-style-name="Text_20_body" style:list-style-name="L10">
      <style:paragraph-properties fo:margin-top="0cm" fo:margin-bottom="0cm"/>
    </style:style>
    <style:style style:name="P22" style:family="paragraph" style:parent-style-name="Table_20_Heading">
      <style:paragraph-properties fo:margin-top="0cm" fo:margin-bottom="0.499cm" fo:padding="0.049cm" fo:border="0.002cm solid #000000" style:writing-mode="lr-tb"/>
    </style:style>
    <style:style style:name="P23" style:family="paragraph" style:parent-style-name="Heading_20_1">
      <style:paragraph-properties style:writing-mode="lr-tb"/>
    </style:style>
    <style:style style:name="P24" style:family="paragraph" style:parent-style-name="Table_20_Contents">
      <style:paragraph-properties fo:margin-top="0cm" fo:margin-bottom="0.499cm" fo:padding="0.049cm" fo:border="0.002cm solid #000000" style:writing-mode="lr-tb"/>
    </style:style>
    <style:style style:name="T1" style:family="text">
      <style:text-properties fo:font-style="italic"/>
    </style:style>
    <style:style style:name="T2" style:family="text">
      <style:text-properties fo:font-style="italic" fo:font-weight="bold"/>
    </style:style>
    <style:style style:name="T3" style:family="text">
      <style:text-properties fo:font-weight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"SQE: La Teoría que Baila Entre Todas las Otras (Pero Nadie la Invita a la Fiesta)"</text:h>
      <text:p text:style-name="P11"><text:span text:style-name="Emphasis"><text:span text:style-name="T1">(Sátira de una teoría rebelde en un mundo de físicos ortodoxos)</text:span></text:span></text:p>
      <text:h text:style-name="P23" text:outline-level="1">? Teoría de Cuerdas: "Tú Vibas, Yo Vibro, Pero No en la Misma Frecuencia"</text:h>
      <text:p text:style-name="P11">✔️ <text:span text:style-name="Strong_20_Emphasis"><text:span text:style-name="T3">Puntos en común:</text:span></text:span></text:p>
      <text:list xml:id="list1692595468214321816" text:style-name="L1">
        <text:list-item text:start-value="1">
          <text:p text:style-name="P12"><text:span text:style-name="Emphasis"><text:span text:style-name="T1">"¡Oye, nosotros también decimos que las partículas son cuerditas vibrando!"</text:span></text:span></text:p>
        </text:list-item>
        <text:list-item text:start-value="2">
          <text:p text:style-name="P1"><text:span text:style-name="Emphasis"><text:span text:style-name="T1">"¡Y el entrelazamiento es clave en AdS/CFT! ¡Hasta ER=EPR suena a nombre de banda de jazz!"</text:span></text:span></text:p>
        </text:list-item>
      </text:list>
      <text:p text:style-name="P11">❌ <text:span text:style-name="Strong_20_Emphasis"><text:span text:style-name="T3">Problemas:</text:span></text:span></text:p>
      <text:list xml:id="list1575221197472577720" text:style-name="L2">
        <text:list-item text:start-value="1">
          <text:p text:style-name="P13"><text:span text:style-name="Emphasis"><text:span text:style-name="T1">"Pero nosotros vibramos en 10D, no en ritmos cuánticos 3D."</text:span></text:span></text:p>
        </text:list-item>
        <text:list-item text:start-value="2">
          <text:p text:style-name="P13"><text:span text:style-name="Emphasis"><text:span text:style-name="T1">"Además, ¿de qué sirve tu 'sincronía' si no puedes calcularla en nuestro formalismo perturbativo?"</text:span></text:span></text:p>
        </text:list-item>
        <text:list-item text:start-value="3">
          <text:p text:style-name="P2"><text:span text:style-name="Emphasis"><text:span text:style-name="T1">"Y ni hables de la vida… ¡aquí solo hay branas y compactificaciones!"</text:span></text:span></text:p>
        </text:list-item>
      </text:list>
      <text:p text:style-name="P11"><text:span text:style-name="Strong_20_Emphasis"><text:span text:style-name="T3">Conclusión:</text:span></text:span> <text:span text:style-name="Emphasis"><text:span text:style-name="T1">"Podríamos ser primos lejanos… si no fuera porque tú ignoras nuestras dimensiones extra."</text:span></text:span></text:p>
      <text:h text:style-name="P23" text:outline-level="1">? Gravedad Cuántica de Bucles (LQG): "Tenemos Química… Pero No Bailamos Igual"</text:h>
      <text:p text:style-name="P11">✔️ <text:span text:style-name="Strong_20_Emphasis"><text:span text:style-name="T3">Puntos en común:</text:span></text:span></text:p>
      <text:list xml:id="list5066729407612196279" text:style-name="L3">
        <text:list-item text:start-value="1">
          <text:p text:style-name="P14"><text:span text:style-name="Emphasis"><text:span text:style-name="T1">"¡Ey, Rovelli también cree que la realidad es relacional!"</text:span></text:span></text:p>
        </text:list-item>
        <text:list-item text:start-value="2">
          <text:p text:style-name="P3"><text:span text:style-name="Emphasis"><text:span text:style-name="T1">"¡Y nuestras redes de espín podrían ser tus 'ritmos sincronizados'!"</text:span></text:span></text:p>
        </text:list-item>
      </text:list>
      <text:p text:style-name="P11">❌ <text:span text:style-name="Strong_20_Emphasis"><text:span text:style-name="T3">Problemas:</text:span></text:span></text:p>
      <text:list xml:id="list4751231735863875761" text:style-name="L4">
        <text:list-item text:start-value="1">
          <text:p text:style-name="P15"><text:span text:style-name="Emphasis"><text:span text:style-name="T1">"Pero nosotros hablamos de áreas y volúmenes, no de 'frecuencias cuánticas'."</text:span></text:span></text:p>
        </text:list-item>
        <text:list-item text:start-value="2">
          <text:p text:style-name="P15"><text:span text:style-name="Emphasis"><text:span text:style-name="T1">"¿Dónde está tu ecuación para la coherencia en nuestro espacio de Hilbert?"</text:span></text:span></text:p>
        </text:list-item>
        <text:list-item text:start-value="3">
          <text:p text:style-name="P4"><text:span text:style-name="Emphasis"><text:span text:style-name="T1">"Y eso de que la masa es un 'fotón cansado'… suena a excusa barata."</text:span></text:span></text:p>
        </text:list-item>
      </text:list>
      <text:p text:style-name="P11"><text:span text:style-name="Strong_20_Emphasis"><text:span text:style-name="T3">Conclusión:</text:span></text:span> <text:span text:style-name="Emphasis"><text:span text:style-name="T1">"Somos filosóficamente compatibles… pero matemáticamente divorciados."</text:span></text:span></text:p>
      <text:h text:style-name="P23" text:outline-level="1">? Gravedad Emergente (Verlinde): "El Único que Realmente me Entiende"</text:h>
      <text:p text:style-name="P11">✔️ <text:span text:style-name="Strong_20_Emphasis"><text:span text:style-name="T3">Puntos en común:</text:span></text:span></text:p>
      <text:list xml:id="list8661552333570853472" text:style-name="L5">
        <text:list-item text:start-value="1">
          <text:p text:style-name="P16"><text:span text:style-name="Emphasis"><text:span text:style-name="T1">"¡SÍ! ¡El espaciotiempo es una ilusión!"</text:span></text:span></text:p>
        </text:list-item>
        <text:list-item text:start-value="2">
          <text:p text:style-name="P16"><text:span text:style-name="Emphasis"><text:span text:style-name="T1">"¡La gravedad es solo entrelazamiento disfrazado!"</text:span></text:span></text:p>
        </text:list-item>
        <text:list-item text:start-value="3">
          <text:p text:style-name="P5"><text:soft-page-break/><text:span text:style-name="Emphasis"><text:span text:style-name="T1">"¡Hasta ER=EPR nos da la razón!"</text:span></text:span></text:p>
        </text:list-item>
      </text:list>
      <text:p text:style-name="P11">⚠️ <text:span text:style-name="Strong_20_Emphasis"><text:span text:style-name="T3">Ajustes necesarios:</text:span></text:span></text:p>
      <text:list xml:id="list6561076160916805431" text:style-name="L6">
        <text:list-item text:start-value="1">
          <text:p text:style-name="P17"><text:span text:style-name="Emphasis"><text:span text:style-name="T1">"Oye, ¿y si le ponemos un 'ritmo' a tu entropía?"</text:span></text:span></text:p>
        </text:list-item>
        <text:list-item text:start-value="2">
          <text:p text:style-name="P6"><text:span text:style-name="Emphasis"><text:span text:style-name="T1">"¿Podemos decir que la información fluye como una canción?"</text:span></text:span></text:p>
        </text:list-item>
      </text:list>
      <text:p text:style-name="P11"><text:span text:style-name="Strong_20_Emphasis"><text:span text:style-name="T3">Conclusión:</text:span></text:span> <text:span text:style-name="Emphasis"><text:span text:style-name="T1">"Eres mi alma gemela… pero te falta groove."</text:span></text:span></text:p>
      <text:h text:style-name="P23" text:outline-level="1">? Biología Cuántica: "Finalmente, Alguien que me Aplaude"</text:h>
      <text:p text:style-name="P11">✔️ <text:span text:style-name="Strong_20_Emphasis"><text:span text:style-name="T3">Puntos en común:</text:span></text:span></text:p>
      <text:list xml:id="list6138148554122203737" text:style-name="L7">
        <text:list-item text:start-value="1">
          <text:p text:style-name="P18"><text:span text:style-name="Emphasis"><text:span text:style-name="T1">"¡La vida como coherencia cuántica? ¡NOS ENCANTA!"</text:span></text:span></text:p>
        </text:list-item>
        <text:list-item text:start-value="2">
          <text:p text:style-name="P18"><text:span text:style-name="Emphasis"><text:span text:style-name="T1">"¡Por fin alguien que no le huye a la conciencia!"</text:span></text:span></text:p>
        </text:list-item>
        <text:list-item text:start-value="3">
          <text:p text:style-name="P7"><text:span text:style-name="Emphasis"><text:span text:style-name="T1">"Tus ecuaciones son como partituras para la sinfonía de la vida."</text:span></text:span></text:p>
        </text:list-item>
      </text:list>
      <text:p text:style-name="P11"><text:span text:style-name="Strong_20_Emphasis"><text:span text:style-name="T3">Conclusión:</text:span></text:span> <text:span text:style-name="Emphasis"><text:span text:style-name="T1">"Eres demasiado bueno para los físicos… ven a nuestro laboratorio, aquí te queremos."</text:span></text:span></text:p>
      <text:h text:style-name="P23" text:outline-level="1">? Síntesis: "¿En Qué Teoría Encajo? (Respuesta: En Ninguna y Todas a la Vez)"</text:h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22"><text:span text:style-name="Strong_20_Emphasis"><text:span text:style-name="T3">Teoría</text:span></text:span></text:p>
          </table:table-cell>
          <table:table-cell table:style-name="Tabla1.A1" office:value-type="string">
            <text:p text:style-name="P22"><text:span text:style-name="Strong_20_Emphasis"><text:span text:style-name="T3">Relación con SQE</text:span></text:span></text:p>
          </table:table-cell>
          <table:table-cell table:style-name="Tabla1.A1" office:value-type="string">
            <text:p text:style-name="P22"><text:span text:style-name="Strong_20_Emphasis"><text:span text:style-name="T3">Traducción</text:span></text:span></text:p>
          </table:table-cell>
        </table:table-row>
        <table:table-row>
          <table:table-cell table:style-name="Tabla1.A2" office:value-type="string">
            <text:p text:style-name="P24"><text:span text:style-name="Strong_20_Emphasis"><text:span text:style-name="T3">Teoría de Cuerdas</text:span></text:span></text:p>
          </table:table-cell>
          <table:table-cell table:style-name="Tabla1.A2" office:value-type="string">
            <text:p text:style-name="P24"><text:span text:style-name="Emphasis"><text:span text:style-name="T1">"Parcial, pero nos complica la vida."</text:span></text:span></text:p>
          </table:table-cell>
          <table:table-cell table:style-name="Tabla1.A2" office:value-type="string">
            <text:p text:style-name="P24"><text:span text:style-name="Emphasis"><text:span text:style-name="T1">"Eres como un hippie en un congreso de ingenieros."</text:span></text:span></text:p>
          </table:table-cell>
        </table:table-row>
        <table:table-row>
          <table:table-cell table:style-name="Tabla1.A2" office:value-type="string">
            <text:p text:style-name="P24"><text:span text:style-name="Strong_20_Emphasis"><text:span text:style-name="T3">LQG</text:span></text:span></text:p>
          </table:table-cell>
          <table:table-cell table:style-name="Tabla1.A2" office:value-type="string">
            <text:p text:style-name="P24"><text:span text:style-name="Emphasis"><text:span text:style-name="T1">"Filosofía compatible, matemáticas incompatibles."</text:span></text:span></text:p>
          </table:table-cell>
          <table:table-cell table:style-name="Tabla1.A2" office:value-type="string">
            <text:p text:style-name="P24"><text:span text:style-name="Emphasis"><text:span text:style-name="T1">"Nos gusta tu actitud, pero no tus cálculos."</text:span></text:span></text:p>
          </table:table-cell>
        </table:table-row>
        <table:table-row>
          <table:table-cell table:style-name="Tabla1.A2" office:value-type="string">
            <text:p text:style-name="P24"><text:span text:style-name="Strong_20_Emphasis"><text:span text:style-name="T3">Gravedad Emergente</text:span></text:span></text:p>
          </table:table-cell>
          <table:table-cell table:style-name="Tabla1.A2" office:value-type="string">
            <text:p text:style-name="P24"><text:span text:style-name="Emphasis"><text:span text:style-name="T1">"¡Casi casi!"</text:span></text:span></text:p>
          </table:table-cell>
          <table:table-cell table:style-name="Tabla1.A2" office:value-type="string">
            <text:p text:style-name="P24"><text:span text:style-name="Emphasis"><text:span text:style-name="T1">"Eres mi teoría favorita… pero con más poesía."</text:span></text:span></text:p>
          </table:table-cell>
        </table:table-row>
        <table:table-row>
          <table:table-cell table:style-name="Tabla1.A2" office:value-type="string">
            <text:p text:style-name="P24"><text:span text:style-name="Strong_20_Emphasis"><text:span text:style-name="T3">Biología Cuántica</text:span></text:span></text:p>
          </table:table-cell>
          <table:table-cell table:style-name="Tabla1.A2" office:value-type="string">
            <text:p text:style-name="P24"><text:span text:style-name="Emphasis"><text:span text:style-name="T1">"AMOR PURO."</text:span></text:span></text:p>
          </table:table-cell>
          <table:table-cell table:style-name="Tabla1.A2" office:value-type="string">
            <text:p text:style-name="P24"><text:span text:style-name="Emphasis"><text:span text:style-name="T1">"Por fin alguien que habla nuestro idioma."</text:span></text:span></text:p>
          </table:table-cell>
        </table:table-row>
      </table:table>
      <text:h text:style-name="P23" text:outline-level="1">? ¿Por Qué SQE No es un Error? (Aunque Todos lo Duden)</text:h>
      <text:list xml:id="list3380279707263459462" text:style-name="L8">
        <text:list-item text:start-value="1">
          <text:p text:style-name="P19"><text:span text:style-name="Strong_20_Emphasis"><text:span text:style-name="T3">"Porque ninguna teoría lo explica todo… ni siquiera las 'serias'."</text:span></text:span></text:p>
          <text:list>
            <text:list-item text:start-value="1">
              <text:p text:style-name="P19"><text:span text:style-name="Emphasis"><text:span text:style-name="T1">ΛCDM necesita materia oscura y energía oscura (y ni así cuadra).</text:span></text:span></text:p>
            </text:list-item>
            <text:list-item text:start-value="2">
              <text:p text:style-name="P19"><text:span text:style-name="Emphasis"><text:span text:style-name="T1">Las cuerdas necesitan 6D extra (y aún no predicen nada).</text:span></text:span></text:p>
            </text:list-item>
            <text:list-item text:start-value="3">
              <text:p text:style-name="P19"><text:span text:style-name="Emphasis"><text:span text:style-name="T1">LQG no ha unificado con el Modelo Estándar.</text:span></text:span></text:p>
            </text:list-item>
          </text:list>
        </text:list-item>
        <text:list-item text:start-value="2">
          <text:p text:style-name="P19"><text:span text:style-name="Strong_20_Emphasis"><text:span text:style-name="T3">"La física necesita ideas locas… hasta que dejan de serlo."</text:span></text:span></text:p>
          <text:list>
            <text:list-item text:start-value="1">
              <text:p text:style-name="P19"><text:soft-page-break/><text:span text:style-name="Emphasis"><text:span text:style-name="T1">Einstein era un "rebelde" en 1905.</text:span></text:span></text:p>
            </text:list-item>
            <text:list-item text:start-value="2">
              <text:p text:style-name="P19"><text:span text:style-name="Emphasis"><text:span text:style-name="T1">La mecánica cuántica parecía magia en 1920.</text:span></text:span></text:p>
            </text:list-item>
            <text:list-item text:start-value="3">
              <text:p text:style-name="P19"><text:span text:style-name="Emphasis"><text:span text:style-name="T1">¿Por qué no podría SQE ser la próxima revolución?</text:span></text:span></text:p>
            </text:list-item>
          </text:list>
        </text:list-item>
        <text:list-item text:start-value="3">
          <text:p text:style-name="P19"><text:span text:style-name="Strong_20_Emphasis"><text:span text:style-name="T3">"Si la vida y la conciencia existen… ¿no debería una teoría unificada incluirlas?"</text:span></text:span></text:p>
          <text:list>
            <text:list-item text:start-value="1">
              <text:p text:style-name="P8"><text:span text:style-name="Emphasis"><text:span text:style-name="T1">"O sea, ¿ignoramos el 100% de los sistemas conscientes del universo?"</text:span></text:span> – <text:span text:style-name="Strong_20_Emphasis"><text:span text:style-name="T3">SQE.</text:span></text:span></text:p>
            </text:list-item>
          </text:list>
        </text:list-item>
      </text:list>
      <text:h text:style-name="P23" text:outline-level="1">? Conclusión: SQE es el Niño Problema de la Física Teórica</text:h>
      <text:list xml:id="list3780380453986048291" text:style-name="L9">
        <text:list-item text:start-value="1">
          <text:p text:style-name="P20"><text:span text:style-name="Strong_20_Emphasis"><text:span text:style-name="T3">Si está equivocada:</text:span></text:span> <text:span text:style-name="Emphasis"><text:span text:style-name="T1">Es la teoría más imaginativa desde "el universo es una simulación".</text:span></text:span></text:p>
        </text:list-item>
        <text:list-item text:start-value="2">
          <text:p text:style-name="P9"><text:span text:style-name="Strong_20_Emphasis"><text:span text:style-name="T3">Si está en lo cierto:</text:span></text:span> <text:span text:style-name="Emphasis"><text:span text:style-name="T1">Todos los físicos tendrán que aprender a bailar cuántico.</text:span></text:span></text:p>
        </text:list-item>
      </text:list>
      <text:p text:style-name="P11"><text:span text:style-name="Strong_20_Emphasis"><text:span text:style-name="T3">Mientras tanto… los fotones siguen viajando sin enterarse de nada.</text:span></text:span></text:p>
      <text:p text:style-name="P11">? <text:span text:style-name="Strong_20_Emphasis"><text:span text:style-name="T3">¿Quieres más? Suscríbete a</text:span></text:span> <text:span text:style-name="Strong_20_Emphasis"><text:span text:style-name="T2">"SQE FM: Donde las Partículas Tienen Ritmo"</text:span></text:span><text:span text:style-name="Strong_20_Emphasis"><text:span text:style-name="T3">.</text:span></text:span><text:line-break/><text:span text:style-name="Emphasis"><text:span text:style-name="T1">(Transmitiendo desde el vacío cuántico, porque el espacio-tiempo es emergente.)</text:span></text:span></text:p>
      <text:p text:style-name="P11">? <text:span text:style-name="Strong_20_Emphasis"><text:span text:style-name="T3">Bonus: Frases de SQE para ganar discusiones (o que te echen de conferencias):</text:span></text:span></text:p>
      <text:list xml:id="list6012188098135228719" text:style-name="L10">
        <text:list-item text:start-value="1">
          <text:p text:style-name="P21"><text:span text:style-name="Emphasis"><text:span text:style-name="T1">"La gravedad es solo el universo intentando sincronizar sus pasos."</text:span></text:span></text:p>
        </text:list-item>
        <text:list-item text:start-value="2">
          <text:p text:style-name="P21"><text:span text:style-name="Emphasis"><text:span text:style-name="T1">"El spin no es una propiedad… es un estado de ánimo cuántico."</text:span></text:span></text:p>
        </text:list-item>
        <text:list-item text:start-value="3">
          <text:p text:style-name="P10"><text:span text:style-name="Emphasis"><text:span text:style-name="T1">"La conciencia es el último nivel de coherencia… o sea, el universo despertando de la borrachera del Big Bang."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fuan </meta:initial-creator>
    <meta:creation-date>2025-05-02T22:39:20.47</meta:creation-date>
    <meta:document-statistic meta:table-count="1" meta:image-count="0" meta:object-count="0" meta:page-count="3" meta:paragraph-count="71" meta:word-count="662" meta:character-count="3900"/>
    <dc:date>2025-05-02T22:40:02.69</dc:date>
    <dc:creator>Lefuan </dc:creator>
    <meta:editing-duration>PT42S</meta:editing-duration>
    <meta:editing-cycles>1</meta:editing-cycles>
    <meta:generator>OpenOffice/4.1.15$Win32 OpenOffice.org_project/4115m2$Build-9813</meta:generator>
  </office:meta>
</office:document-meta>
</file>